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8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0"/>
    <style:style style:name="ce5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3.3776in">
            <draw:object draw:notify-on-update-of-ranges="Sheet1.A14:Sheet1.A14 Sheet1.A15:Sheet1.A18 Sheet1.B14:Sheet1.B14 Sheet1.B15:Sheet1.B18 Sheet1.A14:Sheet1.A14 Sheet1.A15:Sheet1.A18 Sheet1.C14:Sheet1.C14 Sheet1.C15:Sheet1.C18 Sheet1.A14:Sheet1.A14 Sheet1.A15:Sheet1.A18 Sheet1.D14:Sheet1.D14 Sheet1.D15:Sheet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VX</text:p>
          </table:table-cell>
          <table:table-cell table:style-name="Default" table:number-columns-repeated="11"/>
          <table:table-cell table:number-columns-repeated="16361"/>
        </table:table-row>
        <table:table-row table:style-name="ro1">
          <table:table-cell office:value-type="float" office:value="66770293202" calcext:value-type="float">
            <text:p>6.68E+10</text:p>
          </table:table-cell>
          <table:table-cell office:value-type="float" office:value="120898130681" calcext:value-type="float">
            <text:p>1.21E+11</text:p>
          </table:table-cell>
          <table:table-cell office:value-type="float" office:value="17975231277" calcext:value-type="float">
            <text:p>1.80E+10</text:p>
          </table:table-cell>
          <table:table-cell office:value-type="float" office:value="30797730528" calcext:value-type="float">
            <text:p>3.08E+10</text:p>
          </table:table-cell>
          <table:table-cell office:value-type="float" office:value="36426558140" calcext:value-type="float">
            <text:p>3.64E+10</text:p>
          </table:table-cell>
          <table:table-cell office:value-type="float" office:value="5091542077" calcext:value-type="float">
            <text:p>5.09E+09</text:p>
          </table:table-cell>
          <table:table-cell office:value-type="float" office:value="29144416715" calcext:value-type="float">
            <text:p>2.91E+10</text:p>
          </table:table-cell>
          <table:table-cell office:value-type="float" office:value="13537559254" calcext:value-type="float">
            <text:p>1.35E+10</text:p>
          </table:table-cell>
          <table:table-cell office:value-type="float" office:value="4736263036" calcext:value-type="float">
            <text:p>4.74E+09</text:p>
          </table:table-cell>
          <table:table-cell office:value-type="float" office:value="29088256040" calcext:value-type="float">
            <text:p>2.91E+10</text:p>
          </table:table-cell>
          <table:table-cell office:value-type="float" office:value="11982185641" calcext:value-type="float">
            <text:p>1.20E+10</text:p>
          </table:table-cell>
          <table:table-cell office:value-type="float" office:value="4616440142" calcext:value-type="float">
            <text:p>4.62E+09</text:p>
          </table:table-cell>
          <table:table-cell table:style-name="Default" table:number-columns-repeated="11"/>
          <table:table-cell table:number-columns-repeated="16361"/>
        </table:table-row>
        <table:table-row table:style-name="ro1">
          <table:table-cell office:value-type="float" office:value="63075134552" calcext:value-type="float">
            <text:p>6.31E+10</text:p>
          </table:table-cell>
          <table:table-cell office:value-type="float" office:value="117257630870" calcext:value-type="float">
            <text:p>1.17E+11</text:p>
          </table:table-cell>
          <table:table-cell office:value-type="float" office:value="18261999421" calcext:value-type="float">
            <text:p>1.83E+10</text:p>
          </table:table-cell>
          <table:table-cell office:value-type="float" office:value="30763951614" calcext:value-type="float">
            <text:p>3.08E+10</text:p>
          </table:table-cell>
          <table:table-cell office:value-type="float" office:value="37604034441" calcext:value-type="float">
            <text:p>3.76E+10</text:p>
          </table:table-cell>
          <table:table-cell office:value-type="float" office:value="5187148838" calcext:value-type="float">
            <text:p>5.19E+09</text:p>
          </table:table-cell>
          <table:table-cell office:value-type="float" office:value="28834013837" calcext:value-type="float">
            <text:p>2.88E+10</text:p>
          </table:table-cell>
          <table:table-cell office:value-type="float" office:value="13488470622" calcext:value-type="float">
            <text:p>1.35E+10</text:p>
          </table:table-cell>
          <table:table-cell office:value-type="float" office:value="4778391225" calcext:value-type="float">
            <text:p>4.78E+09</text:p>
          </table:table-cell>
          <table:table-cell office:value-type="float" office:value="28847135228" calcext:value-type="float">
            <text:p>2.88E+10</text:p>
          </table:table-cell>
          <table:table-cell office:value-type="float" office:value="11851555631" calcext:value-type="float">
            <text:p>1.19E+10</text:p>
          </table:table-cell>
          <table:table-cell office:value-type="float" office:value="4551498635" calcext:value-type="float">
            <text:p>4.55E+09</text:p>
          </table:table-cell>
          <table:table-cell table:style-name="Default" table:number-columns-repeated="11"/>
          <table:table-cell table:number-columns-repeated="16361"/>
        </table:table-row>
        <table:table-row table:style-name="ro1">
          <table:table-cell office:value-type="float" office:value="62933660322" calcext:value-type="float">
            <text:p>6.29E+10</text:p>
          </table:table-cell>
          <table:table-cell office:value-type="float" office:value="117710699587" calcext:value-type="float">
            <text:p>1.18E+11</text:p>
          </table:table-cell>
          <table:table-cell office:value-type="float" office:value="18507449683" calcext:value-type="float">
            <text:p>1.85E+10</text:p>
          </table:table-cell>
          <table:table-cell office:value-type="float" office:value="30739937882" calcext:value-type="float">
            <text:p>3.07E+10</text:p>
          </table:table-cell>
          <table:table-cell office:value-type="float" office:value="36260620885" calcext:value-type="float">
            <text:p>3.63E+10</text:p>
          </table:table-cell>
          <table:table-cell office:value-type="float" office:value="5004306233" calcext:value-type="float">
            <text:p>5.00E+09</text:p>
          </table:table-cell>
          <table:table-cell office:value-type="float" office:value="28909892852" calcext:value-type="float">
            <text:p>2.89E+10</text:p>
          </table:table-cell>
          <table:table-cell office:value-type="float" office:value="13531663914" calcext:value-type="float">
            <text:p>1.35E+10</text:p>
          </table:table-cell>
          <table:table-cell office:value-type="float" office:value="4770465665" calcext:value-type="float">
            <text:p>4.77E+09</text:p>
          </table:table-cell>
          <table:table-cell office:value-type="float" office:value="28790137918" calcext:value-type="float">
            <text:p>2.88E+10</text:p>
          </table:table-cell>
          <table:table-cell office:value-type="float" office:value="12137790150" calcext:value-type="float">
            <text:p>1.21E+10</text:p>
          </table:table-cell>
          <table:table-cell office:value-type="float" office:value="4560131041" calcext:value-type="float">
            <text:p>4.56E+09</text:p>
          </table:table-cell>
          <table:table-cell table:style-name="Default" table:number-columns-repeated="11"/>
          <table:table-cell table:number-columns-repeated="16361"/>
        </table:table-row>
        <table:table-row table:style-name="ro1">
          <table:table-cell office:value-type="float" office:value="62403483383" calcext:value-type="float">
            <text:p>6.24E+10</text:p>
          </table:table-cell>
          <table:table-cell office:value-type="float" office:value="118312526893" calcext:value-type="float">
            <text:p>1.18E+11</text:p>
          </table:table-cell>
          <table:table-cell office:value-type="float" office:value="18798656223" calcext:value-type="float">
            <text:p>1.88E+10</text:p>
          </table:table-cell>
          <table:table-cell office:value-type="float" office:value="30770321664" calcext:value-type="float">
            <text:p>3.08E+10</text:p>
          </table:table-cell>
          <table:table-cell office:value-type="float" office:value="38586446288" calcext:value-type="float">
            <text:p>3.86E+10</text:p>
          </table:table-cell>
          <table:table-cell office:value-type="float" office:value="5241892456" calcext:value-type="float">
            <text:p>5.24E+09</text:p>
          </table:table-cell>
          <table:table-cell office:value-type="float" office:value="28834557370" calcext:value-type="float">
            <text:p>2.88E+10</text:p>
          </table:table-cell>
          <table:table-cell office:value-type="float" office:value="13479424542" calcext:value-type="float">
            <text:p>1.35E+10</text:p>
          </table:table-cell>
          <table:table-cell office:value-type="float" office:value="4757376429" calcext:value-type="float">
            <text:p>4.76E+09</text:p>
          </table:table-cell>
          <table:table-cell office:value-type="float" office:value="28819537974" calcext:value-type="float">
            <text:p>2.88E+10</text:p>
          </table:table-cell>
          <table:table-cell office:value-type="float" office:value="12140598602" calcext:value-type="float">
            <text:p>1.21E+10</text:p>
          </table:table-cell>
          <table:table-cell office:value-type="float" office:value="4604506244" calcext:value-type="float">
            <text:p>4.60E+09</text:p>
          </table:table-cell>
          <table:table-cell table:style-name="Default" table:number-columns-repeated="11"/>
          <table:table-cell table:number-columns-repeated="16361"/>
        </table:table-row>
        <table:table-row table:style-name="ro1">
          <table:table-cell office:value-type="float" office:value="62453388597" calcext:value-type="float">
            <text:p>6.25E+10</text:p>
          </table:table-cell>
          <table:table-cell office:value-type="float" office:value="120544557500" calcext:value-type="float">
            <text:p>1.21E+11</text:p>
          </table:table-cell>
          <table:table-cell office:value-type="float" office:value="18852079491" calcext:value-type="float">
            <text:p>1.89E+10</text:p>
          </table:table-cell>
          <table:table-cell office:value-type="float" office:value="30816205097" calcext:value-type="float">
            <text:p>3.08E+10</text:p>
          </table:table-cell>
          <table:table-cell office:value-type="float" office:value="36972081665" calcext:value-type="float">
            <text:p>3.70E+10</text:p>
          </table:table-cell>
          <table:table-cell office:value-type="float" office:value="5107532606" calcext:value-type="float">
            <text:p>5.11E+09</text:p>
          </table:table-cell>
          <table:table-cell office:value-type="float" office:value="28802899523" calcext:value-type="float">
            <text:p>2.88E+10</text:p>
          </table:table-cell>
          <table:table-cell office:value-type="float" office:value="13508073913" calcext:value-type="float">
            <text:p>1.35E+10</text:p>
          </table:table-cell>
          <table:table-cell office:value-type="float" office:value="4762430493" calcext:value-type="float">
            <text:p>4.76E+09</text:p>
          </table:table-cell>
          <table:table-cell office:value-type="float" office:value="28936290407" calcext:value-type="float">
            <text:p>2.89E+10</text:p>
          </table:table-cell>
          <table:table-cell office:value-type="float" office:value="11867229072" calcext:value-type="float">
            <text:p>1.19E+10</text:p>
          </table:table-cell>
          <table:table-cell office:value-type="float" office:value="4553744015" calcext:value-type="float">
            <text:p>4.55E+09</text:p>
          </table:table-cell>
          <table:table-cell table:style-name="Default" table:number-columns-repeated="11"/>
          <table:table-cell table:number-columns-repeated="1636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O Leve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dTicks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dTicks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dTicks</text:p>
          </table:table-cell>
          <table:table-cell table:number-columns-repeated="1637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AVERAGE([.$A$2:.$A$6])" office:value-type="float" office:value="63527192011.2" calcext:value-type="float">
            <text:p>6.35E+10</text:p>
          </table:table-cell>
          <table:table-cell table:formula="of:=STDEV([.$A$2:.$A$6])" office:value-type="float" office:value="1836444662.90915" calcext:value-type="float">
            <text:p>1.84E+09</text:p>
          </table:table-cell>
          <table:table-cell table:formula="of:=AVERAGE([.$B$2:.$B$6])" office:value-type="float" office:value="118944709106.2" calcext:value-type="float">
            <text:p>1.19E+11</text:p>
          </table:table-cell>
          <table:table-cell table:formula="of:=STDEV([.$B$2:.$B$6])" office:value-type="float" office:value="1669134322.87975" calcext:value-type="float">
            <text:p>1.67E+09</text:p>
          </table:table-cell>
          <table:table-cell table:formula="of:=AVERAGE([.$C$2:.$C$6])" office:value-type="float" office:value="18479083219" calcext:value-type="float">
            <text:p>1.85E+10</text:p>
          </table:table-cell>
          <table:table-cell table:formula="of:=STDEV([.$A$2:.$A$6])" office:value-type="float" office:value="1836444662.90915" calcext:value-type="float">
            <text:p>1.84E+09</text:p>
          </table:table-cell>
          <table:table-cell table:number-columns-repeated="1637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AVERAGE([.$D$2:.$D$6])" office:value-type="float" office:value="30777629357" calcext:value-type="float">
            <text:p>3.08E+10</text:p>
          </table:table-cell>
          <table:table-cell table:formula="of:=STDEV([.$D$2:.$D$6])" office:value-type="float" office:value="29804677.1092674" calcext:value-type="float">
            <text:p>2.98E+07</text:p>
          </table:table-cell>
          <table:table-cell table:formula="of:=AVERAGE([.$E$2:.$E$6])" office:value-type="float" office:value="37169948283.8" calcext:value-type="float">
            <text:p>3.72E+10</text:p>
          </table:table-cell>
          <table:table-cell table:formula="of:=STDEV([.$E$2:.$E$6])" office:value-type="float" office:value="950467491.647919" calcext:value-type="float">
            <text:p>9.50E+08</text:p>
          </table:table-cell>
          <table:table-cell table:formula="of:=AVERAGE([.$F$2:.$F$6])" office:value-type="float" office:value="5126484442" calcext:value-type="float">
            <text:p>5.13E+09</text:p>
          </table:table-cell>
          <table:table-cell table:formula="of:=STDEV([.$D$2:.$D$6])" office:value-type="float" office:value="29804677.1092674" calcext:value-type="float">
            <text:p>2.98E+07</text:p>
          </table:table-cell>
          <table:table-cell table:number-columns-repeated="1637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AVERAGE([.$G$2:.$G$6])" office:value-type="float" office:value="28905156059.4" calcext:value-type="float">
            <text:p>2.89E+10</text:p>
          </table:table-cell>
          <table:table-cell table:formula="of:=STDEV([.$G$2:.$G$6])" office:value-type="float" office:value="139436265.46904" calcext:value-type="float">
            <text:p>1.39E+08</text:p>
          </table:table-cell>
          <table:table-cell table:formula="of:=AVERAGE([.$H$2:.$H$6])" office:value-type="float" office:value="13509038449" calcext:value-type="float">
            <text:p>1.35E+10</text:p>
          </table:table-cell>
          <table:table-cell table:formula="of:=STDEV([.$H$2:.$H$6])" office:value-type="float" office:value="25623706.3542539" calcext:value-type="float">
            <text:p>2.56E+07</text:p>
          </table:table-cell>
          <table:table-cell table:formula="of:=AVERAGE([.$I$2:.$I$6])" office:value-type="float" office:value="4760985369.6" calcext:value-type="float">
            <text:p>4.76E+09</text:p>
          </table:table-cell>
          <table:table-cell table:formula="of:=STDEV([.$G$2:.$G$6])" office:value-type="float" office:value="139436265.46904" calcext:value-type="float">
            <text:p>1.39E+08</text:p>
          </table:table-cell>
          <table:table-cell table:number-columns-repeated="1637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AVERAGE([.$J$2:.$J$6])" office:value-type="float" office:value="28896271513.4" calcext:value-type="float">
            <text:p>2.89E+10</text:p>
          </table:table-cell>
          <table:table-cell table:formula="of:=STDEV([.$J$2:.$J$6])" office:value-type="float" office:value="120443265.672148" calcext:value-type="float">
            <text:p>1.20E+08</text:p>
          </table:table-cell>
          <table:table-cell table:formula="of:=AVERAGE([.$K$2:.$K$6])" office:value-type="float" office:value="11995871819.2" calcext:value-type="float">
            <text:p>1.20E+10</text:p>
          </table:table-cell>
          <table:table-cell table:formula="of:=STDEV([.$K$2:.$K$6])" office:value-type="float" office:value="140223111.80237" calcext:value-type="float">
            <text:p>1.40E+08</text:p>
          </table:table-cell>
          <table:table-cell table:formula="of:=AVERAGE([.$L$2:.$L$6])" office:value-type="float" office:value="4577264015.4" calcext:value-type="float">
            <text:p>4.58E+09</text:p>
          </table:table-cell>
          <table:table-cell table:formula="of:=STDEV([.$J$2:.$J$6])" office:value-type="float" office:value="120443265.672148" calcext:value-type="float">
            <text:p>1.20E+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 Level</text:p>
          </table:table-cell>
          <table:table-cell table:style-name="ce2" office:value-type="string" calcext:value-type="string">
            <text:p>Naive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VX</text:p>
          </table:table-cell>
          <table:table-cell table:number-columns-repeated="4"/>
          <table:table-cell table:style-name="ce5" table:formula="of:=[.B10]/[.F13]" office:value-type="float" office:value="13.878856844933" calcext:value-type="float">
            <text:p>13.88</text:p>
          </table:table-cell>
          <table:table-cell table:number-columns-repeated="1637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1/[.B10]" office:value-type="float" office:value="0.0000000000157412907503246" calcext:value-type="float">
            <text:p>1.57E-11</text:p>
          </table:table-cell>
          <table:table-cell table:formula="of:=1/[.D10]" office:value-type="float" office:value="0.000000000008407267607903" calcext:value-type="float">
            <text:p>8.41E-12</text:p>
          </table:table-cell>
          <table:table-cell table:formula="of:=1/[.F10]" office:value-type="float" office:value="0.0000000000541152387349937" calcext:value-type="float">
            <text:p>5.41E-11</text:p>
          </table:table-cell>
          <table:table-cell/>
          <table:table-cell table:style-name="Default"/>
          <table:table-cell table:number-columns-repeated="1637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1/[.B11]" office:value-type="float" office:value="0.0000000000324911314123861" calcext:value-type="float">
            <text:p>3.25E-11</text:p>
          </table:table-cell>
          <table:table-cell table:formula="of:=1/[.D11]" office:value-type="float" office:value="0.0000000000269034541658439" calcext:value-type="float">
            <text:p>2.69E-11</text:p>
          </table:table-cell>
          <table:table-cell table:formula="of:=1/[.F11]" office:value-type="float" office:value="0.000000000195065451053992" calcext:value-type="float">
            <text:p>1.95E-10</text:p>
          </table:table-cell>
          <table:table-cell/>
          <table:table-cell table:style-name="Default"/>
          <table:table-cell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1/[.B12]" office:value-type="float" office:value="0.0000000000345959038569106" calcext:value-type="float">
            <text:p>3.46E-11</text:p>
          </table:table-cell>
          <table:table-cell table:formula="of:=1/[.D12]" office:value-type="float" office:value="0.0000000000740245135710621" calcext:value-type="float">
            <text:p>7.40E-11</text:p>
          </table:table-cell>
          <table:table-cell table:formula="of:=1/[.F12]" office:value-type="float" office:value="0.00000000021004055303031" calcext:value-type="float">
            <text:p>2.10E-10</text:p>
          </table:table-cell>
          <table:table-cell/>
          <table:table-cell table:style-name="Default"/>
          <table:table-cell table:number-columns-repeated="1637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1/[.B13]" office:value-type="float" office:value="0.000000000034606540831272" calcext:value-type="float">
            <text:p>3.46E-11</text:p>
          </table:table-cell>
          <table:table-cell table:formula="of:=1/[.D13]" office:value-type="float" office:value="0.0000000000833620111211466" calcext:value-type="float">
            <text:p>8.34E-11</text:p>
          </table:table-cell>
          <table:table-cell table:formula="of:=1/[.F13]" office:value-type="float" office:value="0.000000000218471120878224" calcext:value-type="float">
            <text:p>2.18E-10</text:p>
          </table:table-cell>
          <table:table-cell/>
          <table:table-cell table:style-name="Default"/>
          <table:table-cell table:number-columns-repeated="16378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6" table:style-name="ta1">
        <table:table-column table:style-name="co1" table:default-cell-style-name="ce2"/>
        <table:table-column table:style-name="co1" table:number-columns-repeated="6" table:default-cell-style-name="ce1"/>
        <table:table-row table:style-name="ro1">
          <table:table-cell table:style-name="ce1" office:value-type="string" calcext:value-type="string">
            <text:p>O Leve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dTicks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dTicks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dTick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527192011.2" calcext:value-type="float">
            <text:p>6.35E+10</text:p>
          </table:table-cell>
          <table:table-cell office:value-type="float" office:value="1836444662.90915" calcext:value-type="float">
            <text:p>1.84E+09</text:p>
          </table:table-cell>
          <table:table-cell office:value-type="float" office:value="118944709106.2" calcext:value-type="float">
            <text:p>1.19E+11</text:p>
          </table:table-cell>
          <table:table-cell office:value-type="float" office:value="1669134322.87975" calcext:value-type="float">
            <text:p>1.67E+09</text:p>
          </table:table-cell>
          <table:table-cell office:value-type="float" office:value="18479083219" calcext:value-type="float">
            <text:p>1.85E+10</text:p>
          </table:table-cell>
          <table:table-cell office:value-type="float" office:value="1836444662.90915" calcext:value-type="float">
            <text:p>1.84E+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77629357" calcext:value-type="float">
            <text:p>3.08E+10</text:p>
          </table:table-cell>
          <table:table-cell office:value-type="float" office:value="29804677.1092674" calcext:value-type="float">
            <text:p>2.98E+07</text:p>
          </table:table-cell>
          <table:table-cell office:value-type="float" office:value="37169948283.8" calcext:value-type="float">
            <text:p>3.72E+10</text:p>
          </table:table-cell>
          <table:table-cell office:value-type="float" office:value="950467491.647919" calcext:value-type="float">
            <text:p>9.50E+08</text:p>
          </table:table-cell>
          <table:table-cell office:value-type="float" office:value="5126484442" calcext:value-type="float">
            <text:p>5.13E+09</text:p>
          </table:table-cell>
          <table:table-cell office:value-type="float" office:value="29804677.1092674" calcext:value-type="float">
            <text:p>2.98E+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05156059.4" calcext:value-type="float">
            <text:p>2.89E+10</text:p>
          </table:table-cell>
          <table:table-cell office:value-type="float" office:value="139436265.46904" calcext:value-type="float">
            <text:p>1.39E+08</text:p>
          </table:table-cell>
          <table:table-cell office:value-type="float" office:value="13509038449" calcext:value-type="float">
            <text:p>1.35E+10</text:p>
          </table:table-cell>
          <table:table-cell office:value-type="float" office:value="25623706.3542539" calcext:value-type="float">
            <text:p>2.56E+07</text:p>
          </table:table-cell>
          <table:table-cell office:value-type="float" office:value="4760985369.6" calcext:value-type="float">
            <text:p>4.76E+09</text:p>
          </table:table-cell>
          <table:table-cell office:value-type="float" office:value="139436265.46904" calcext:value-type="float">
            <text:p>1.39E+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896271513.4" calcext:value-type="float">
            <text:p>2.89E+10</text:p>
          </table:table-cell>
          <table:table-cell office:value-type="float" office:value="120443265.672148" calcext:value-type="float">
            <text:p>1.20E+08</text:p>
          </table:table-cell>
          <table:table-cell office:value-type="float" office:value="11995871819.2" calcext:value-type="float">
            <text:p>1.20E+10</text:p>
          </table:table-cell>
          <table:table-cell office:value-type="float" office:value="140223111.80237" calcext:value-type="float">
            <text:p>1.40E+08</text:p>
          </table:table-cell>
          <table:table-cell office:value-type="float" office:value="4577264015.4" calcext:value-type="float">
            <text:p>4.58E+09</text:p>
          </table:table-cell>
          <table:table-cell office:value-type="float" office:value="120443265.672148" calcext:value-type="float">
            <text:p>1.20E+08</text:p>
          </table:table-cell>
        </table:table-row>
      </table:table>
      <table:table table:name="resultsO0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float" office:value="66770293202" calcext:value-type="float">
            <text:p>66770293202</text:p>
          </table:table-cell>
          <table:table-cell office:value-type="float" office:value="120898130681" calcext:value-type="float">
            <text:p>120898130681</text:p>
          </table:table-cell>
          <table:table-cell office:value-type="float" office:value="17975231277" calcext:value-type="float">
            <text:p>17975231277</text:p>
          </table:table-cell>
        </table:table-row>
        <table:table-row table:style-name="ro1">
          <table:table-cell office:value-type="float" office:value="63075134552" calcext:value-type="float">
            <text:p>63075134552</text:p>
          </table:table-cell>
          <table:table-cell office:value-type="float" office:value="117257630870" calcext:value-type="float">
            <text:p>117257630870</text:p>
          </table:table-cell>
          <table:table-cell office:value-type="float" office:value="18261999421" calcext:value-type="float">
            <text:p>18261999421</text:p>
          </table:table-cell>
        </table:table-row>
        <table:table-row table:style-name="ro1">
          <table:table-cell office:value-type="float" office:value="62933660322" calcext:value-type="float">
            <text:p>62933660322</text:p>
          </table:table-cell>
          <table:table-cell office:value-type="float" office:value="117710699587" calcext:value-type="float">
            <text:p>117710699587</text:p>
          </table:table-cell>
          <table:table-cell office:value-type="float" office:value="18507449683" calcext:value-type="float">
            <text:p>18507449683</text:p>
          </table:table-cell>
        </table:table-row>
        <table:table-row table:style-name="ro1">
          <table:table-cell office:value-type="float" office:value="62403483383" calcext:value-type="float">
            <text:p>62403483383</text:p>
          </table:table-cell>
          <table:table-cell office:value-type="float" office:value="118312526893" calcext:value-type="float">
            <text:p>118312526893</text:p>
          </table:table-cell>
          <table:table-cell office:value-type="float" office:value="18798656223" calcext:value-type="float">
            <text:p>18798656223</text:p>
          </table:table-cell>
        </table:table-row>
        <table:table-row table:style-name="ro1">
          <table:table-cell office:value-type="float" office:value="62453388597" calcext:value-type="float">
            <text:p>62453388597</text:p>
          </table:table-cell>
          <table:table-cell office:value-type="float" office:value="120544557500" calcext:value-type="float">
            <text:p>120544557500</text:p>
          </table:table-cell>
          <table:table-cell office:value-type="float" office:value="18852079491" calcext:value-type="float">
            <text:p>18852079491</text:p>
          </table:table-cell>
        </table:table-row>
      </table:table>
      <table:table table:name="resultsO1" table:style-name="ta1"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float" office:value="30797730528" calcext:value-type="float">
            <text:p>30797730528</text:p>
          </table:table-cell>
          <table:table-cell office:value-type="float" office:value="36426558140" calcext:value-type="float">
            <text:p>36426558140</text:p>
          </table:table-cell>
          <table:table-cell office:value-type="float" office:value="5091542077" calcext:value-type="float">
            <text:p>5091542077</text:p>
          </table:table-cell>
        </table:table-row>
        <table:table-row table:style-name="ro1">
          <table:table-cell office:value-type="float" office:value="30763951614" calcext:value-type="float">
            <text:p>30763951614</text:p>
          </table:table-cell>
          <table:table-cell office:value-type="float" office:value="37604034441" calcext:value-type="float">
            <text:p>37604034441</text:p>
          </table:table-cell>
          <table:table-cell office:value-type="float" office:value="5187148838" calcext:value-type="float">
            <text:p>5187148838</text:p>
          </table:table-cell>
        </table:table-row>
        <table:table-row table:style-name="ro1">
          <table:table-cell office:value-type="float" office:value="30739937882" calcext:value-type="float">
            <text:p>30739937882</text:p>
          </table:table-cell>
          <table:table-cell office:value-type="float" office:value="36260620885" calcext:value-type="float">
            <text:p>36260620885</text:p>
          </table:table-cell>
          <table:table-cell office:value-type="float" office:value="5004306233" calcext:value-type="float">
            <text:p>5004306233</text:p>
          </table:table-cell>
        </table:table-row>
        <table:table-row table:style-name="ro1">
          <table:table-cell office:value-type="float" office:value="30770321664" calcext:value-type="float">
            <text:p>30770321664</text:p>
          </table:table-cell>
          <table:table-cell office:value-type="float" office:value="38586446288" calcext:value-type="float">
            <text:p>38586446288</text:p>
          </table:table-cell>
          <table:table-cell office:value-type="float" office:value="5241892456" calcext:value-type="float">
            <text:p>5241892456</text:p>
          </table:table-cell>
        </table:table-row>
        <table:table-row table:style-name="ro1">
          <table:table-cell office:value-type="float" office:value="30816205097" calcext:value-type="float">
            <text:p>30816205097</text:p>
          </table:table-cell>
          <table:table-cell office:value-type="float" office:value="36972081665" calcext:value-type="float">
            <text:p>36972081665</text:p>
          </table:table-cell>
          <table:table-cell office:value-type="float" office:value="5107532606" calcext:value-type="float">
            <text:p>5107532606</text:p>
          </table:table-cell>
        </table:table-row>
      </table:table>
      <table:table table:name="resultsO2" table:style-name="ta1"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float" office:value="29144416715" calcext:value-type="float">
            <text:p>29144416715</text:p>
          </table:table-cell>
          <table:table-cell office:value-type="float" office:value="13537559254" calcext:value-type="float">
            <text:p>13537559254</text:p>
          </table:table-cell>
          <table:table-cell office:value-type="float" office:value="4736263036" calcext:value-type="float">
            <text:p>4736263036</text:p>
          </table:table-cell>
        </table:table-row>
        <table:table-row table:style-name="ro1">
          <table:table-cell office:value-type="float" office:value="28834013837" calcext:value-type="float">
            <text:p>28834013837</text:p>
          </table:table-cell>
          <table:table-cell office:value-type="float" office:value="13488470622" calcext:value-type="float">
            <text:p>13488470622</text:p>
          </table:table-cell>
          <table:table-cell office:value-type="float" office:value="4778391225" calcext:value-type="float">
            <text:p>4778391225</text:p>
          </table:table-cell>
        </table:table-row>
        <table:table-row table:style-name="ro1">
          <table:table-cell office:value-type="float" office:value="28909892852" calcext:value-type="float">
            <text:p>28909892852</text:p>
          </table:table-cell>
          <table:table-cell office:value-type="float" office:value="13531663914" calcext:value-type="float">
            <text:p>13531663914</text:p>
          </table:table-cell>
          <table:table-cell office:value-type="float" office:value="4770465665" calcext:value-type="float">
            <text:p>4770465665</text:p>
          </table:table-cell>
        </table:table-row>
        <table:table-row table:style-name="ro1">
          <table:table-cell office:value-type="float" office:value="28834557370" calcext:value-type="float">
            <text:p>28834557370</text:p>
          </table:table-cell>
          <table:table-cell office:value-type="float" office:value="13479424542" calcext:value-type="float">
            <text:p>13479424542</text:p>
          </table:table-cell>
          <table:table-cell office:value-type="float" office:value="4757376429" calcext:value-type="float">
            <text:p>4757376429</text:p>
          </table:table-cell>
        </table:table-row>
        <table:table-row table:style-name="ro1">
          <table:table-cell office:value-type="float" office:value="28802899523" calcext:value-type="float">
            <text:p>28802899523</text:p>
          </table:table-cell>
          <table:table-cell office:value-type="float" office:value="13508073913" calcext:value-type="float">
            <text:p>13508073913</text:p>
          </table:table-cell>
          <table:table-cell office:value-type="float" office:value="4762430493" calcext:value-type="float">
            <text:p>4762430493</text:p>
          </table:table-cell>
        </table:table-row>
      </table:table>
      <table:table table:name="resultsO3" table:style-name="ta1"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AVX</text:p>
          </table:table-cell>
        </table:table-row>
        <table:table-row table:style-name="ro1">
          <table:table-cell office:value-type="float" office:value="29088256040" calcext:value-type="float">
            <text:p>29088256040</text:p>
          </table:table-cell>
          <table:table-cell office:value-type="float" office:value="11982185641" calcext:value-type="float">
            <text:p>11982185641</text:p>
          </table:table-cell>
          <table:table-cell office:value-type="float" office:value="4616440142" calcext:value-type="float">
            <text:p>4616440142</text:p>
          </table:table-cell>
        </table:table-row>
        <table:table-row table:style-name="ro1">
          <table:table-cell office:value-type="float" office:value="28847135228" calcext:value-type="float">
            <text:p>28847135228</text:p>
          </table:table-cell>
          <table:table-cell office:value-type="float" office:value="11851555631" calcext:value-type="float">
            <text:p>11851555631</text:p>
          </table:table-cell>
          <table:table-cell office:value-type="float" office:value="4551498635" calcext:value-type="float">
            <text:p>4551498635</text:p>
          </table:table-cell>
        </table:table-row>
        <table:table-row table:style-name="ro1">
          <table:table-cell office:value-type="float" office:value="28790137918" calcext:value-type="float">
            <text:p>28790137918</text:p>
          </table:table-cell>
          <table:table-cell office:value-type="float" office:value="12137790150" calcext:value-type="float">
            <text:p>12137790150</text:p>
          </table:table-cell>
          <table:table-cell office:value-type="float" office:value="4560131041" calcext:value-type="float">
            <text:p>4560131041</text:p>
          </table:table-cell>
        </table:table-row>
        <table:table-row table:style-name="ro1">
          <table:table-cell office:value-type="float" office:value="28819537974" calcext:value-type="float">
            <text:p>28819537974</text:p>
          </table:table-cell>
          <table:table-cell office:value-type="float" office:value="12140598602" calcext:value-type="float">
            <text:p>12140598602</text:p>
          </table:table-cell>
          <table:table-cell office:value-type="float" office:value="4604506244" calcext:value-type="float">
            <text:p>4604506244</text:p>
          </table:table-cell>
        </table:table-row>
        <table:table-row table:style-name="ro1">
          <table:table-cell office:value-type="float" office:value="28936290407" calcext:value-type="float">
            <text:p>28936290407</text:p>
          </table:table-cell>
          <table:table-cell office:value-type="float" office:value="11867229072" calcext:value-type="float">
            <text:p>11867229072</text:p>
          </table:table-cell>
          <table:table-cell office:value-type="float" office:value="4553744015" calcext:value-type="float">
            <text:p>4553744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00:10:31.4726107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22:40:06.740463571</meta:creation-date>
    <dc:date>2024-04-19T00:20:57.460628542</dc:date>
    <meta:editing-duration>PT30M23S</meta:editing-duration>
    <meta:editing-cycles>15</meta:editing-cycles>
    <meta:generator>LibreOffice/7.6.6.3$Linux_X86_64 LibreOffice_project/60$Build-3</meta:generator>
    <meta:document-statistic meta:table-count="6" meta:cell-count="23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" chart:interval-major="1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6cm" svg:y="0.315cm" chart:style-name="ch2">
          <text:p>Speed(O Level)</text:p>
        </chart:title>
        <chart:legend chart:legend-position="end" svg:x="13.64cm" svg:y="3.736cm" style:legend-expansion="high" chart:style-name="ch3"/>
        <chart:plot-area chart:style-name="ch4" table:cell-range-address="Sheet1.A14:Sheet1.D18" chart:data-source-has-labels="row" svg:x="1.314cm" svg:y="1.28cm" svg:width="12.006cm" svg:height="6.576cm">
          <chart:coordinate-region svg:x="3.089cm" svg:y="1.469cm" svg:width="10.13cm" svg:height="5.762cm"/>
          <chart:axis chart:dimension="x" chart:name="primary-x" chart:style-name="ch5">
            <chart:title svg:x="6.719cm" svg:y="8.037cm" chart:style-name="ch6">
              <text:p>O Level</text:p>
            </chart:title>
          </chart:axis>
          <chart:axis chart:dimension="y" chart:name="primary-y" chart:style-name="ch7">
            <chart:title svg:x="0.451cm" svg:y="5.84cm" chart:style-name="ch8">
              <text:p>Speed = 1 / Ticks</text:p>
            </chart:title>
            <chart:grid chart:style-name="ch9" chart:class="major"/>
          </chart:axis>
          <chart:series chart:style-name="ch10" chart:values-cell-range-address="Sheet1.B15:Sheet1.B18" chart:label-cell-address="Sheet1.B14:Sheet1.B14" chart:class="chart:scatter">
            <chart:domain table:cell-range-address="Sheet1.A15:Sheet1.A18"/>
            <chart:data-point chart:repeated="4"/>
          </chart:series>
          <chart:series chart:style-name="ch11" chart:values-cell-range-address="Sheet1.C15:Sheet1.C18" chart:label-cell-address="Sheet1.C14:Sheet1.C14" chart:class="chart:scatter">
            <chart:data-point chart:repeated="4"/>
          </chart:series>
          <chart:series chart:style-name="ch12" chart:values-cell-range-address="Sheet1.D15:Sheet1.D18" chart:label-cell-address="Sheet1.D14:Sheet1.D14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aive</text:p>
                <draw:g>
                  <svg:desc>Sheet1.B14:Sheet1.B14</svg:desc>
                </draw:g>
              </table:table-cell>
              <table:table-cell office:value-type="string">
                <text:p>Arrays</text:p>
                <draw:g>
                  <svg:desc>Sheet1.C14:Sheet1.C14</svg:desc>
                </draw:g>
              </table:table-cell>
              <table:table-cell office:value-type="string">
                <text:p>AVX</text:p>
                <draw:g>
                  <svg:desc>Sheet1.D14:Sheet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5:Sheet1.A18</svg:desc>
                </draw:g>
              </table:table-cell>
              <table:table-cell office:value-type="float" office:value="0.0000000000157412907503246">
                <text:p>0.0000000000157412907503246</text:p>
                <draw:g>
                  <svg:desc>Sheet1.B15:Sheet1.B18</svg:desc>
                </draw:g>
              </table:table-cell>
              <table:table-cell office:value-type="float" office:value="0.000000000008407267607903">
                <text:p>0.000000000008407267607903</text:p>
                <draw:g>
                  <svg:desc>Sheet1.C15:Sheet1.C18</svg:desc>
                </draw:g>
              </table:table-cell>
              <table:table-cell office:value-type="float" office:value="0.0000000000541152387349937">
                <text:p>0.0000000000541152387349937</text:p>
                <draw:g>
                  <svg:desc>Sheet1.D15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000000324911314123861">
                <text:p>0.0000000000324911314123861</text:p>
              </table:table-cell>
              <table:table-cell office:value-type="float" office:value="0.0000000000269034541658439">
                <text:p>0.0000000000269034541658439</text:p>
              </table:table-cell>
              <table:table-cell office:value-type="float" office:value="0.000000000195065451053992">
                <text:p>0.000000000195065451053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00000345959038569106">
                <text:p>0.0000000000345959038569106</text:p>
              </table:table-cell>
              <table:table-cell office:value-type="float" office:value="0.0000000000740245135710621">
                <text:p>0.0000000000740245135710621</text:p>
              </table:table-cell>
              <table:table-cell office:value-type="float" office:value="0.00000000021004055303031">
                <text:p>0.00000000021004055303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00000034606540831272">
                <text:p>0.000000000034606540831272</text:p>
              </table:table-cell>
              <table:table-cell office:value-type="float" office:value="0.0000000000833620111211466">
                <text:p>0.0000000000833620111211466</text:p>
              </table:table-cell>
              <table:table-cell office:value-type="float" office:value="0.000000000218471120878224">
                <text:p>0.000000000218471120878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